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Helvetica" svg:font-family="Helvetica"/>
    <style:font-face style:name="apple-system" svg:font-family="apple-system, BlinkMacSystemFont, 'segoe ui', roboto, oxygen, cantarell, 'helvetica neue', ubuntu, sans-serif"/>
    <style:font-face style:name="uoc-sans" svg:font-family="uoc-sans, Aria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paragraph-rsid="000c1c37"/>
    </style:style>
    <style:style style:name="P2" style:family="paragraph" style:parent-style-name="Text_20_body">
      <style:text-properties officeooo:paragraph-rsid="000bbdef"/>
    </style:style>
    <style:style style:name="P3" style:family="paragraph" style:parent-style-name="Text_20_body">
      <style:text-properties fo:font-variant="normal" fo:text-transform="none" fo:color="#222222" style:font-name="Arial1" fo:font-size="12pt" fo:letter-spacing="normal" fo:font-style="normal" fo:font-weight="normal"/>
    </style:style>
    <style:style style:name="P4" style:family="paragraph" style:parent-style-name="Text_20_body">
      <style:text-properties fo:font-variant="normal" fo:text-transform="none" fo:color="#222222" style:font-name="Arial1" fo:font-size="12pt" fo:letter-spacing="normal" fo:font-style="normal" fo:font-weight="bold" style:font-weight-asian="bold" style:font-weight-complex="bold"/>
    </style:style>
    <style:style style:name="P5" style:family="paragraph" style:parent-style-name="Text_20_body">
      <style:text-properties fo:font-variant="normal" fo:text-transform="none" fo:color="#222222" style:font-name="Arial1" fo:font-size="12pt" fo:letter-spacing="normal" fo:font-style="normal" fo:font-weight="bold" officeooo:rsid="0016ca77" officeooo:paragraph-rsid="0016ca77" style:font-weight-asian="bold" style:font-weight-complex="bold"/>
    </style:style>
    <style:style style:name="P6" style:family="paragraph" style:parent-style-name="Text_20_body">
      <style:text-properties fo:font-variant="normal" fo:text-transform="none" fo:color="#222222" style:font-name="Arial1" fo:font-size="12pt" fo:letter-spacing="normal" fo:font-style="normal" fo:font-weight="bold" officeooo:paragraph-rsid="0016ca77" style:font-weight-asian="bold" style:font-weight-complex="bold"/>
    </style:style>
    <style:style style:name="P7" style:family="paragraph" style:parent-style-name="Text_20_body">
      <style:text-properties officeooo:rsid="001d153c" officeooo:paragraph-rsid="001d153c"/>
    </style:style>
    <style:style style:name="P8" style:family="paragraph" style:parent-style-name="Text_20_body">
      <style:text-properties officeooo:rsid="001e2132" officeooo:paragraph-rsid="001e2132"/>
    </style:style>
    <style:style style:name="P9" style:family="paragraph" style:parent-style-name="Text_20_body">
      <style:text-properties officeooo:rsid="001ed3f4" officeooo:paragraph-rsid="00206986"/>
    </style:style>
    <style:style style:name="P10" style:family="paragraph" style:parent-style-name="Text_20_body">
      <style:text-properties officeooo:rsid="00206986" officeooo:paragraph-rsid="00206986"/>
    </style:style>
    <style:style style:name="P11" style:family="paragraph" style:parent-style-name="Text_20_body">
      <style:text-properties officeooo:rsid="002387ac" officeooo:paragraph-rsid="002387ac"/>
    </style:style>
    <style:style style:name="P12" style:family="paragraph" style:parent-style-name="Text_20_body">
      <style:text-properties officeooo:rsid="002387ac" officeooo:paragraph-rsid="00246dec"/>
    </style:style>
    <style:style style:name="P13" style:family="paragraph" style:parent-style-name="Text_20_body">
      <style:text-properties officeooo:rsid="0024c5dd" officeooo:paragraph-rsid="0024c5dd"/>
    </style:style>
    <style:style style:name="P14" style:family="paragraph" style:parent-style-name="Text_20_body">
      <style:text-properties officeooo:paragraph-rsid="0024ff2d"/>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officeooo:rsid="0016ca77" officeooo:paragraph-rsid="0016ca77" style:font-weight-asian="bold" style:font-weight-complex="bold"/>
    </style:style>
    <style:style style:name="P17" style:family="paragraph" style:parent-style-name="Text_20_body">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8" style:family="paragraph" style:parent-style-name="Standard">
      <style:paragraph-properties fo:margin-left="0cm" fo:margin-right="0cm" fo:orphans="2" fo:widows="2" fo:text-indent="0cm" style:auto-text-indent="false"/>
    </style:style>
    <style:style style:name="P19"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20" style:family="paragraph" style:parent-style-name="Standard">
      <style:paragraph-properties fo:margin-left="0cm" fo:margin-right="0cm" fo:text-align="start" style:justify-single-word="false" fo:orphans="2" fo:widows="2" fo:text-indent="0cm" style:auto-text-indent="false"/>
      <style:text-properties officeooo:paragraph-rsid="00191881"/>
    </style:style>
    <style:style style:name="P21" style:family="paragraph" style:parent-style-name="Text_20_body">
      <style:paragraph-properties fo:break-before="page"/>
      <style:text-properties fo:font-variant="normal" fo:text-transform="none" fo:color="#222222" style:font-name="Arial1" fo:font-size="12pt" fo:letter-spacing="normal" fo:font-style="normal" fo:font-weight="bold" officeooo:rsid="0016ca77" officeooo:paragraph-rsid="0016ca77" style:font-weight-asian="bold" style:font-weight-complex="bold"/>
    </style:style>
    <style:style style:name="P22" style:family="paragraph" style:parent-style-name="Heading_20_1" style:master-page-name="">
      <loext:graphic-properties draw:fill="none"/>
      <style:paragraph-properties fo:margin-left="0.049cm" fo:margin-right="-1cm" fo:margin-top="0.423cm" fo:margin-bottom="0.212cm" loext:contextual-spacing="false" fo:text-indent="0.025cm" style:auto-text-indent="false" style:page-number="auto" fo:background-color="transparent" fo:keep-with-next="always">
        <style:tab-stops>
          <style:tab-stop style:position="0.238cm"/>
        </style:tab-stops>
      </style:paragraph-properties>
    </style:style>
    <style:style style:name="P23" style:family="paragraph" style:parent-style-name="Heading_20_2">
      <style:paragraph-properties fo:text-align="center" style:justify-single-word="false"/>
    </style:style>
    <style:style style:name="P24" style:family="paragraph" style:parent-style-name="Heading_20_2">
      <style:paragraph-properties fo:text-align="center" style:justify-single-word="false"/>
      <style:text-properties style:text-underline-style="solid" style:text-underline-width="auto" style:text-underline-color="font-color"/>
    </style:style>
    <style:style style:name="P25" style:family="paragraph" style:parent-style-name="Heading_20_2">
      <style:text-properties officeooo:paragraph-rsid="0009d256"/>
    </style:style>
    <style:style style:name="P26" style:family="paragraph" style:parent-style-name="Heading_20_2">
      <style:paragraph-properties fo:text-align="center" style:justify-single-word="false" fo:break-before="page"/>
    </style:style>
    <style:style style:name="P27" style:family="paragraph" style:parent-style-name="Heading_20_4" style:list-style-name=""/>
    <style:style style:name="P28" style:family="paragraph" style:parent-style-name="Heading_20_4">
      <style:paragraph-properties fo:break-before="page"/>
    </style:style>
    <style:style style:name="P29" style:family="paragraph" style:parent-style-name="Text_20_body">
      <style:text-properties officeooo:rsid="002ae79d" officeooo:paragraph-rsid="002ae79d"/>
    </style:style>
    <style:style style:name="T1" style:family="text">
      <style:text-properties fo:font-variant="normal" fo:text-transform="none" fo:color="#000000" style:font-name="uoc-sans" fo:letter-spacing="normal" fo:font-style="normal" fo:font-weight="normal"/>
    </style:style>
    <style:style style:name="T2" style:family="text">
      <style:text-properties fo:font-variant="normal" fo:text-transform="none" fo:color="#000000" style:text-line-through-style="none" style:text-line-through-type="none" style:font-name="Helvetica" fo:font-size="9pt" fo:letter-spacing="normal" fo:font-style="normal" style:text-underline-style="none" fo:font-weight="normal" style:text-blinking="false"/>
    </style:style>
    <style:style style:name="T3"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Arial1" fo:font-size="12pt" fo:letter-spacing="normal" fo:font-style="normal" style:text-underline-style="none" fo:font-weight="normal" style:text-blinking="false" style:font-size-asian="12pt" style:font-weight-asian="normal" style:font-size-complex="12pt" style:font-weight-complex="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font-variant="normal" fo:text-transform="none" fo:color="#222222" style:font-name="Arial" fo:font-size="12pt" fo:letter-spacing="normal" fo:font-style="normal" fo:font-weight="normal"/>
    </style:style>
    <style:style style:name="T7" style:family="text">
      <style:text-properties fo:font-variant="normal" fo:text-transform="none" fo:color="#222222" fo:letter-spacing="normal"/>
    </style:style>
    <style:style style:name="T8" style:family="text">
      <style:text-properties fo:font-variant="normal" fo:text-transform="none" fo:color="#1a1a1a" style:font-name="Arial" fo:font-size="12pt" fo:letter-spacing="normal" fo:font-style="normal" fo:font-weight="normal"/>
    </style:style>
    <style:style style:name="T9" style:family="text">
      <style:text-properties fo:font-variant="normal" fo:text-transform="none" fo:color="#1a1a1a" style:font-name="apple-system" fo:font-size="12pt" fo:letter-spacing="normal" fo:font-style="normal" fo:font-weight="normal"/>
    </style:style>
    <style:style style:name="T10" style:family="text">
      <style:text-properties fo:font-variant="normal" fo:text-transform="none" fo:color="#1a1a1a" style:text-line-through-style="none" style:text-line-through-type="none" style:font-name="apple-system" fo:font-size="12pt" fo:letter-spacing="normal" fo:font-style="normal" style:text-underline-style="none" fo:font-weight="normal" style:text-blinking="false"/>
    </style:style>
    <style:style style:name="T11" style:family="text">
      <style:text-properties fo:font-variant="normal" fo:text-transform="none" fo:color="#1155cc" style:text-line-through-style="none" style:text-line-through-type="none" style:font-name="Helvetica" fo:font-size="9pt" fo:letter-spacing="normal" fo:font-style="normal" style:text-underline-style="none" fo:font-weight="normal" style:text-blinking="false"/>
    </style:style>
    <style:style style:name="T12" style:family="text">
      <style:text-properties fo:font-variant="normal" fo:text-transform="none" fo:color="#ffffff" style:text-line-through-style="none" style:text-line-through-type="none" style:font-name="Arial" fo:font-size="12pt" fo:letter-spacing="normal" fo:font-style="normal" style:text-underline-style="none" fo:font-weight="normal" style:text-blinking="false"/>
    </style:style>
    <style:style style:name="T13" style:family="text">
      <style:text-properties fo:font-weight="normal" style:font-weight-asian="normal" style:font-weight-complex="normal"/>
    </style:style>
    <style:style style:name="T14" style:family="text">
      <style:text-properties officeooo:rsid="0016ca77"/>
    </style:style>
    <style:style style:name="T15" style:family="text">
      <style:text-properties officeooo:rsid="001c766b"/>
    </style:style>
    <style:style style:name="T16" style:family="text">
      <style:text-properties officeooo:rsid="001cd4b5"/>
    </style:style>
    <style:style style:name="T17" style:family="text">
      <style:text-properties officeooo:rsid="001d153c"/>
    </style:style>
    <style:style style:name="T18" style:family="text">
      <style:text-properties officeooo:rsid="001ed3f4"/>
    </style:style>
    <style:style style:name="T19" style:family="text">
      <style:text-properties officeooo:rsid="0021bb13"/>
    </style:style>
    <style:style style:name="T20" style:family="text">
      <style:text-properties officeooo:rsid="002221b7"/>
    </style:style>
    <style:style style:name="T21" style:family="text">
      <style:text-properties officeooo:rsid="00246dec"/>
    </style:style>
    <style:style style:name="T22" style:family="text">
      <style:text-properties officeooo:rsid="0024c5dd"/>
    </style:style>
    <style:style style:name="T23" style:family="text">
      <style:text-properties officeooo:rsid="0024ff2d"/>
    </style:style>
    <style:style style:name="T24" style:family="text">
      <style:text-properties officeooo:rsid="0026c1d5"/>
    </style:style>
    <style:style style:name="T25" style:family="text">
      <style:text-properties officeooo:rsid="002857e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Documentación del proyecto PEC-1 para la asignatura referenciada en el encabezado de este documento.</text:h>
      <text:h text:style-name="Heading_20_4" text:outline-level="4">Entorno inicial del trabajo.</text:h>
      <text:p text:style-name="Text_20_body">Al iniciar el trabajo utilizo un ordenador de sobremesa con características suficientes para el trabajo a realizar, con un sistema operativo Ubuntu 20.04.<text:span text:style-name="T16">1</text:span> e instalado el VS<text:span text:style-name="T16">C</text:span> Versión: 1.61.<text:span text:style-name="T16">2</text:span>.</text:p>
      <text:h text:style-name="Heading_20_4" text:outline-level="4">Instalaciones previas.</text:h>
      <text:p text:style-name="P2">Verifico las versiones ya instaladas de Node.js <text:span text:style-name="T15">(v-10,19,0) </text:span>y npm <text:span text:style-name="T15">(v-6,14,4),</text:span> que actualizo para quedar definitivamente con la 1<text:span text:style-name="T17">6</text:span>.1<text:span text:style-name="T17">3</text:span>.<text:span text:style-name="T17">0</text:span> y la 8.<text:span text:style-name="T17">1</text:span>.0 respectivamente. <text:span text:style-name="T18">Estas versiones quedan instaladas en modo global para poder ser usadas en cualquier otro proyecto.</text:span></text:p>
      <text:h text:style-name="Heading_20_4" text:outline-level="4">Configuración</text:h>
      <text:p text:style-name="P9">Comienzo creando una carpeta para este proyecto que nombro como “proyectoHTML”. </text:p>
      <text:p text:style-name="P10">Instalo en local Parcel-1, con lo que opto por no actualizar a la versión 2 en esta práctica. <text:span text:style-name="T20">Se me instala la versión 1.12.5.</text:span></text:p>
      <text:p text:style-name="P10">En este directorio creo en seguidamente el archivo package.json del proyecto, con la configuración mínima, nombre del proyecto y versión. Añado Author: JMEL por pura vanidad.</text:p>
      <text:p text:style-name="P12">Instalo npm-run-all para poder automatizar las tareas que requieran la ejecución simultanea de multiple script. <text:span text:style-name="T22">Se me instala la versión 4.1.5.</text:span></text:p>
      <text:p text:style-name="P12">Junto a él instalo <text:span text:style-name="T21">rimraf, </text:span><text:span text:style-name="T22">versión 3.0.2,</text:span><text:span text:style-name="T21"> que se corresponde con la instrucción LINUX rm -rf, que permite eliminar reculsivamente directorios. Nosotros lo vamos a usar para mantener el directorio -dist de nuestro proyecto, evitando que crezca sin control.</text:span></text:p>
      <text:p text:style-name="P14"><text:span text:style-name="T23">Ahora vamos a definir para que navegadores estará adecuada esta web, en principio el valor por defecto me parece suficiente para este trabajo, así que creo un archivo .browserlist y le doy el valor “default</text:span><text:span text:style-name="T24">s</text:span><text:span text:style-name="T23">”, con lo que mi web será reconocida por al menos las 2 últimas versiones de todos los navegadores, por aquellos con un uso mínimo del 5%, </text:span><text:span text:style-name="T24">por Firefox ESR</text:span><text:span text:style-name="T23"> y por los que </text:span><text:span text:style-name="T25">han tenido</text:span><text:span text:style-name="T23"> un mantenimiento </text:span><text:span text:style-name="T24">oficial </text:span><text:span text:style-name="T23">de </text:span><text:span text:style-name="T24">2</text:span><text:span text:style-name="T23"> años.</text:span></text:p>
      <text:p text:style-name="P11"/>
      <text:h text:style-name="Heading_20_4" text:outline-level="4">Problemas e incidencias de instalación y/o configuración.</text:h>
      <text:p text:style-name="P7">Al <text:span text:style-name="T19">intentar </text:span>migrar de Parcel-1 a Parcel-2, perdí la wifi del PC que me conectaba con Internet y unicamente me funcionaba el wifi desde Windows, intente recuperar la partición de Ubuntu, pero se complico aun más, así que, tras un día de pelea con eso, opté por reinstalar Ubuntu desde 0 y empezar de nuevo. Por suerte ya había subido a Github mi trabajo y he podido recuperarlo, pero la instalación en local la reinicio nuevamente.</text:p>
      <text:p text:style-name="P7"><text:soft-page-break/>Actualmente tengo un cable de red que atraviesa la habitación hasta el router y no vuelvo a mirármelo hasta finalizar la práctica.</text:p>
      <text:h text:style-name="Heading_20_4" text:outline-level="4">Proceso de creación Web</text:h>
      <text:p text:style-name="P29">Para el control de versiones instalo git en mi ordenador, versión 2.33.1.</text:p>
      <text:h text:style-name="Heading_20_4" text:outline-level="4">Comentarios sobre la Web</text:h>
      <text:p text:style-name="P8">Se trata de la web para una agencia de viajes especializada en organizar actividades específicas para personas con movilidad reducida.</text:p>
      <text:p text:style-name="P8">A modo de ejemplo he incorporado tres actividades concretas extraídas de webs del mismo tipo; un viaje en globo, un crucero y una playa con todos los servicios necesarios.</text:p>
      <text:p text:style-name="P8">El acceso a estas actividades se realiza mediante un enlace en el menú dentro del apartado de Categoría. </text:p>
      <text:p text:style-name="P13">Algunas imagenes las he extraido de webs similares reales solicitando los correspondientes permisos que quedan reflejados en el apartado “Autorizaciones y referencias” al final de este documento.</text:p>
      <text:p text:style-name="P13">Los párrafos de texto que no me ha parecido fundamental que tuvieran contenido al ser una web ficticia, los he llenado con frases “lorem” de tamaño adecuado.</text:p>
      <text:h text:style-name="P27" text:outline-level="4"/>
      <text:h text:style-name="P28" text:outline-level="4">Enlaces:</text:h>
      <text:p text:style-name="P1">Repositorio: https://github.com/Ajedrez2018/Proyecto1</text:p>
      <text:p text:style-name="P1">Web: https://serene-mccarthy-859a9e.netlify.app/</text:p>
      <text:p text:style-name="Text_20_body"/>
      <text:h text:style-name="P26" text:outline-level="2">Detalle Globo accesible</text:h>
      <text:p text:style-name="P3"/>
      <text:p text:style-name="P3">Turismo accesible  también en el mundo de los globos. La accesibilidad ya  ha llegado a otra actividad de aventura, concretamente al mundo de los globos aerostáticos, de la mano de Accesibles Travels. Permitirá además disfrutar de un paseo en globo a todas las personas con movilidad reducida que lo deseen. Dispone también de dos plazas especialmente pensadas para que estas personas disfruten de un vuelo cómodo y seguro.</text:p>
      <text:p text:style-name="P3"/>
      <text:p text:style-name="P3">EL GLOBO AEROSTÁTICO ACCESIBLE</text:p>
      <text:p text:style-name="P3"/>
      <text:p text:style-name="P3">El globo accesible está disponible para ofrecer este servicio a todos los pasajeros que lo necesiten. Se ha adaptado para ofrecer las mismas oportunidades a todo tipo de viajeros. Cuenta con una puerta en la barquilla que facilita el acceso para personas con problemas de movilidad. Además dispone de dos asientos hidráulicos provistos de un arnés de seguridad. Los asientos giran para permitir la entrada, y suben o bajan a voluntad durante el vuelo. El objetivo es que los pasajeros que los usen se sientan totalmente seguros y cómodos durante la actividad.</text:p>
      <text:p text:style-name="P3"/>
      <text:p text:style-name="P3">El globo aerostático accesible dispone de 16 plazas, dos de las cuales pueden ser para personas con movilidad reducida. Operará en todas las zonas de vuelo habituales de Accesibles Travels. Fuera de las zonas habituales de vuelo operará bajo demanda, llevando esta actividad donde sea necesaria. Y siempre mostrando el compromiso con el turismo accesible. Si siempre soñaste con volar Accesibles Travels han colocado una rampa hasta las nubes… ¡vuela tu aventura!</text:p>
      <text:p text:style-name="P4"/>
      <text:p text:style-name="P21">AUTORIZACIONES Y REFERENCIAS</text:p>
      <text:p text:style-name="P5"/>
      <text:p text:style-name="P5">PETICIONES DE </text:p>
      <text:p text:style-name="P6">Permiso <text:span text:style-name="T14">a “Siempre en las nubes”.</text:span></text:p>
      <text:p text:style-name="P15"><text:span text:style-name="T6">Hola</text:span><text:span text:style-name="T5"><text:line-break/></text:span><text:span text:style-name="T6">Soy persona con discapacidad física y estoy realizando un Máster sobre diseño web en la Universitat Oberta de Catalunya (UOC).</text:span><text:span text:style-name="T5"><text:line-break/></text:span><text:span text:style-name="T6">El trabajo, para una de las asignaturas que curso, es el de realizar una web de viajes y he pensado hacerla sobre viajes accesibles y quiero incorporar el viaje en globo accesible. El tema es totalmente ficticio y la web no tiene ningún animo de lucro, solo lo veremos el profesor y yo, no obstante indicaré la procedencia.</text:span><text:span text:style-name="T5"><text:line-break/></text:span><text:span text:style-name="T6">El motivo de este escrito es solicitar autorización para usar vuestras imágenes (solo algunas) para mi trabajo, así como algún texto.</text:span><text:span text:style-name="T5"><text:line-break/></text:span><text:span text:style-name="T6">Atentamente</text:span><text:span text:style-name="T5"><text:line-break/></text:span><text:span text:style-name="T6">José Miguel Esteban</text:span></text:p>
      <text:p text:style-name="P16">RESPUESTA</text:p>
      <text:p text:style-name="P19">Hola, buenas tardes,</text:p>
      <text:p text:style-name="P19"/>
      <text:p text:style-name="P19">Te autorizamos a usar las imágenes para lo que nos has pedido, por favor indica la propiedad de las mismas en el trabajo.</text:p>
      <text:p text:style-name="P19"/>
      <text:p text:style-name="P19">Un saludo,</text:p>
      <text:p text:style-name="P18"><text:span text:style-name="T7"><draw:frame draw:style-name="fr1" draw:name="Imagen1" text:anchor-type="as-char" svg:width="1.997cm" svg:height="0.998cm" draw:z-index="0"><draw:image xlink:href="https://mail.google.com/mail/u/1?ui=2&amp;ik=1f8437a870&amp;attid=0.0.1.1&amp;permmsgid=msg-f:1713973471195322523&amp;th=17c941ca810a589b&amp;view=fimg&amp;sz=s0-l75-ft&amp;attbid=ANGjdJ8CBNcLROOi-w4JS--5qaBCa290EGqCQ9ziI5j4WZhmzUUkyObtL080j1Ww9L4Ck52BMacrQhuGMRQEi8nplqlkkaSdJioAh_U6I9DD24mk9hymJR3mv56UuUM&amp;disp=emb" xlink:type="simple" xlink:show="embed" xlink:actuate="onLoad"/></draw:frame></text:span><text:bookmark text:name="m_-401720678372310562E4C7B760-FA95-42DC-B6AD-CF384273A366"/><text:span text:style-name="T6"><text:line-break/><text:line-break/></text:span><text:span text:style-name="T2">Cristian Biosca Rolland</text:span><text:span text:style-name="T6"><text:line-break/></text:span><text:span text:style-name="T2">Departamento de Comunicación</text:span><text:span text:style-name="T6"><text:line-break/></text:span><text:a xlink:type="simple" xlink:href="http://www.siempreenlasnubes.com/" office:target-frame-name="_blank" xlink:show="new" text:style-name="Internet_20_link" text:visited-style-name="Visited_20_Internet_20_Link"><text:span text:style-name="T11">www.siempreenlasnubes.com</text:span></text:a><text:span text:style-name="T6"><text:line-break/></text:span><text:span text:style-name="T2">C/ Infanta Beatriz, 187 - 28210</text:span><text:span text:style-name="T3"> </text:span><text:span text:style-name="T2">Valdemorillo</text:span><text:span text:style-name="T6"><text:line-break/></text:span><text:span text:style-name="T2">Telf: +34912524555 Movil:</text:span><text:span text:style-name="T3"> </text:span><text:span text:style-name="T2">+34607115846</text:span></text:p>
      <text:p text:style-name="P17"/>
      <text:p text:style-name="P16">Referencia VIDEO</text:p>
      <text:p text:style-name="P15"><text:span text:style-name="T9">Vídeo de </text:span><text:a xlink:type="simple" xlink:href="https://www.pexels.com/es-es/@mikhail-nilov?utm_content=attributionCopyText&amp;utm_medium=referral&amp;utm_source=pexels" text:style-name="Internet_20_link" text:visited-style-name="Visited_20_Internet_20_Link"><text:span text:style-name="Strong_20_Emphasis"><text:span text:style-name="T10">Mikhail Nilov</text:span></text:span></text:a><text:span text:style-name="T8"> </text:span><text:span text:style-name="T9">en </text:span><text:a xlink:type="simple" xlink:href="https://www.pexels.com/es-es/video/mar-puesta-de-sol-hombre-volador-7699193/?utm_content=attributionCopyText&amp;utm_medium=referral&amp;utm_source=pexels" text:style-name="Internet_20_link" text:visited-style-name="Visited_20_Internet_20_Link"><text:span text:style-name="Strong_20_Emphasis"><text:span text:style-name="T10">Pexels</text:span></text:span></text:a></text:p>
      <text:h text:style-name="Heading_20_3" text:outline-level="3"><text:span text:style-name="Strong_20_Emphasis">Aplicación npm usada</text:span></text:h>
      <text:p text:style-name="P20"><text:a xlink:type="simple" xlink:href="https://www.npmjs.com/package/perfect-scrollbar" office:target-frame-name="_blank" xlink:show="new" text:style-name="Internet_20_link" text:visited-style-name="Visited_20_Internet_20_Link"><text:span text:style-name="Strong_20_Emphasis"><text:span text:style-name="T4">https://www.npmjs.com/package/perfect-scrollbar</text:span></text:span></text:a><text:span text:style-name="Strong_20_Emphasis"><text:span text:style-name="T12">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Helvetica" svg:font-family="Helvetica"/>
    <style:font-face style:name="apple-system" svg:font-family="apple-system, BlinkMacSystemFont, 'segoe ui', roboto, oxygen, cantarell, 'helvetica neue', ubuntu, sans-serif"/>
    <style:font-face style:name="uoc-sans" svg:font-family="uoc-sans, Aria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9.35cm" style:type="center"/>
          <style:tab-stop style:position="18.701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master-page-name="">
      <loext:graphic-properties draw:fill="none"/>
      <style:paragraph-properties fo:margin-left="0.049cm" fo:margin-right="-1cm" fo:margin-top="0.423cm" fo:margin-bottom="0.212cm" loext:contextual-spacing="false" fo:text-indent="0.025cm" style:auto-text-indent="false" style:page-number="auto" fo:background-color="transparent" fo:keep-with-next="always">
        <style:tab-stops>
          <style:tab-stop style:position="0.238cm"/>
        </style:tab-stops>
      </style:paragraph-properties>
    </style:style>
    <style:style style:name="MP2" style:family="paragraph" style:parent-style-name="Heading_20_2">
      <style:paragraph-properties fo:text-align="center" style:justify-single-word="false"/>
    </style:style>
    <style:style style:name="MP3" style:family="paragraph" style:parent-style-name="Heading_20_2">
      <style:paragraph-properties fo:text-align="center" style:justify-single-word="false"/>
      <style:text-properties style:text-underline-style="solid" style:text-underline-width="auto" style:text-underline-color="font-color"/>
    </style:style>
    <style:style style:name="MP4" style:family="paragraph" style:parent-style-name="Heading_20_2">
      <style:text-properties officeooo:paragraph-rsid="0009d256"/>
    </style:style>
    <style:style style:name="MT1" style:family="text">
      <style:text-properties fo:font-variant="normal" fo:text-transform="none" fo:color="#000000" style:font-name="uoc-sans" fo:letter-spacing="normal" fo:font-style="normal" fo:font-weight="normal"/>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0.9cm" fo:margin-bottom="0.601cm" fo:margin-left="1.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4.313cm" fo:margin-left="0.037cm" fo:margin-right="0cm" fo:margin-bottom="0.499cm" fo:background-color="transparent" draw:fill="none" draw:fill-color="#729fcf"/>
      </style:header-style>
      <style:footer-style>
        <style:header-footer-properties svg:height="1.741cm" fo:margin-left="0cm" fo:margin-right="0cm" fo:margin-top="0.499cm" fo:background-color="transparent" draw:fill="none" draw:fill-color="#729fcf"/>
      </style:footer-style>
    </style:page-layout>
  </office:automatic-styles>
  <office:master-styles>
    <style:master-page style:name="Standard" style:page-layout-name="Mpm1">
      <style:header>
        <text:h text:style-name="MP1" text:outline-level="1">Máster universitario de Sitios y Aplicaciones Web</text:h>
        <text:h text:style-name="MP2" text:outline-level="2">Asignatura: <text:span text:style-name="MT1">M4.257 - Herramientas HTML y CSS aula 1</text:span></text:h>
        <text:h text:style-name="MP3" text:outline-level="2">PEC-1 </text:h>
      </style:header>
      <style:footer>
        <text:h text:style-name="MP4" text:outline-level="2">Alumno: <text:span text:style-name="MT2">José Miguel Esteban Lupiañez </text:span></text:h>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6T14:17:11.165184479</meta:creation-date>
    <dc:date>2021-11-01T19:30:01.484994112</dc:date>
    <meta:editing-duration>PT4H38M37S</meta:editing-duration>
    <meta:editing-cycles>11</meta:editing-cycles>
    <meta:generator>LibreOffice/6.4.7.2$Linux_X86_64 LibreOffice_project/40$Build-2</meta:generator>
    <meta:document-statistic meta:table-count="0" meta:image-count="1" meta:object-count="0" meta:page-count="5" meta:paragraph-count="48" meta:word-count="971" meta:character-count="6200" meta:non-whitespace-character-count="5267"/>
  </office:meta>
</office:document-meta>
</file>